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ENGIFO VARAS, DIA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TORRES RENGIFO, SANITH KELL YEL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FRANCES NEGRO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COBB:</text:p>
          </table:table-cell>
          <table:covered-table-cell/>
          <table:table-cell table:style-name="Tabla1.C5" table:number-columns-spanned="2" office:value-type="string">
            <text:p text:style-name="P19">1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16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5/11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0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33322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23:16:06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